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b3c36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Qué tipo de caja para PC es más adecuado para una placa base Mini-ATX?</text:p>
      <text:p text:style-name="P5">a) Full Tower.</text:p>
      <text:p text:style-name="P5">b) Mid Tower.</text:p>
      <text:p text:style-name="P5">c) Mini Tower.</text:p>
      <text:p text:style-name="P5">d) Slim/Small Form Factor.</text:p>
      <text:p text:style-name="P5"/>
      <text:p text:style-name="P5">¿Cuál de las siguientes opciones describe mejor una placa base 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Extended 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pequeño y está diseñado para sistemas compactos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  <text:p text:style-name="P5">¿Cuál de las siguientes opciones describe mejor una placa base Mini-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Mini-I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grande y ofrece más espacio para componentes y enfriamiento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  <text:p text:style-name="P5"/>
      <text:p text:style-name="P5"><text:soft-page-break/>Examen sobre Tipos de Memoria: SRAM, DRAM, DDR, SDDR, DDR2, DDR3, DDR4, SO-DIMM, ...</text:p>
      <text:p text:style-name="P5"/>
      <text:p text:style-name="P5">Instrucciones: Marque con una "X" la opción que considere correcta. Solo una respuesta es correcta por pregunta.</text:p>
      <text:p text:style-name="P5"/>
      <text:p text:style-name="P5">¿Cuál de los siguientes tipos de memoria es conocido por ser más rápido pero más caro, utilizado comúnmente en cachés y registros de CPU?</text:p>
      <text:p text:style-name="P5">a) DRAM.</text:p>
      <text:p text:style-name="P5">b) SRAM.</text:p>
      <text:p text:style-name="P5">c) DDR.</text:p>
      <text:p text:style-name="P5">d) DDR4.</text:p>
      <text:p text:style-name="P5"/>
      <text:p text:style-name="P5">¿Qué significa la sigla DDR en DDR RAM?</text:p>
      <text:p text:style-name="P5">a) Dual Data Rate.</text:p>
      <text:p text:style-name="P5">b) Direct Data Read.</text:p>
      <text:p text:style-name="P5">c) Dynamic Data Retrieval.</text:p>
      <text:p text:style-name="P5">d) Double Data Rate.</text:p>
      <text:p text:style-name="P5"/>
      <text:p text:style-name="P5">¿Cuál de los siguientes tipos de memoria es volátil y requiere actualizaciones constantes para retener datos?</text:p>
      <text:p text:style-name="P5">a) SRAM.</text:p>
      <text:p text:style-name="P5">b) DRAM.</text:p>
      <text:p text:style-name="P5">c) SDDR.</text:p>
      <text:p text:style-name="P5">d) DDR3.</text:p>
      <text:p text:style-name="P5"/>
      <text:p text:style-name="P5">¿Cuál es la principal mejora de DDR4 con respecto a DDR3?</text:p>
      <text:p text:style-name="P5">a) Mayor velocidad de transferencia.</text:p>
      <text:p text:style-name="P5">b) Menor consumo de energía.</text:p>
      <text:p text:style-name="P5">c) Menor capacidad de almacenamiento.</text:p>
      <text:p text:style-name="P5">d) Menor costo.</text:p>
      <text:p text:style-name="P5"/>
      <text:p text:style-name="P5">¿Qué significa la sigla SO-DIMM en el contexto de memoria?</text:p>
      <text:p text:style-name="P5">a) Single Outline Dual Inline Memory Module.</text:p>
      <text:p text:style-name="P5">b) Small Outline Dual Inline Memory Module.</text:p>
      <text:p text:style-name="P5">c) Single Overhead Dual Inline Memory Module.</text:p>
      <text:p text:style-name="P5">d) Small Overhead Dual Inline Memory Module.</text:p>
      <text:p text:style-name="P5"/>
      <text:p text:style-name="P5">¿Cuál de los siguientes tipos de memoria es comúnmente utilizado en computadoras portátiles y dispositivos móviles debido a su tamaño más pequeño?</text:p>
      <text:p text:style-name="P5">a) DIMM.</text:p>
      <text:p text:style-name="P5">b) SIMM.</text:p>
      <text:p text:style-name="P5">c) SO-DIMM.</text:p>
      <text:p text:style-name="P5">d) SRAM.</text:p>
      <text:p text:style-name="P5"/>
      <text:p text:style-name="P5">¿Qué tipo de memoria utiliza un bus de datos bidireccional para transferir datos tanto en el ciclo ascendente como en el descendente?</text:p>
      <text:p text:style-name="P5"><text:soft-page-break/>a) SRAM.</text:p>
      <text:p text:style-name="P5">b) DRAM.</text:p>
      <text:p text:style-name="P5">c) DDR.</text:p>
      <text:p text:style-name="P5">d) SDDR.</text:p>
      <text:p text:style-name="P5"/>
      <text:p text:style-name="P5">¿Cuál de las siguientes opciones describe mejor la función de una memoria caché SRAM?</text:p>
      <text:p text:style-name="P5">a) Almacenamiento temporal de datos utilizados con frecuencia por la CPU.</text:p>
      <text:p text:style-name="P5">b) Almacenamiento de datos de larga duración con baja velocidad de acceso.</text:p>
      <text:p text:style-name="P5">c) Almacenamiento de datos volátil con alta velocidad de acceso.</text:p>
      <text:p text:style-name="P5">d) Almacenamiento de datos no volátil utilizado para el arranque del sistema.</text:p>
      <text:p text:style-name="P5"/>
      <text:p text:style-name="P5">¿Cuántos pines tiene un módulo de memoria DDR4 estándar?</text:p>
      <text:p text:style-name="P5">a) 184.</text:p>
      <text:p text:style-name="P5">b) 240.</text:p>
      <text:p text:style-name="P5">c) 288.</text:p>
      <text:p text:style-name="P5">d) 320.</text:p>
      <text:p text:style-name="P5"/>
      <text:p text:style-name="P5">¿Cuál de las siguientes afirmaciones describe mejor la función de una memoria RAM DDR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Cuál de los siguientes tipos de memoria es conocido por su mayor densidad de almacenamiento y se utiliza comúnmente en unidades USB y tarjetas de memoria?</text:p>
      <text:p text:style-name="P5">a) SRAM.</text:p>
      <text:p text:style-name="P5">b) DRAM.</text:p>
      <text:p text:style-name="P5">c) SDDR.</text:p>
      <text:p text:style-name="P5">d) DDR3.</text:p>
      <text:p text:style-name="P5"/>
      <text:p text:style-name="P5">¿Qué tipo de memoria se utiliza típicamente en tarjetas de video debido a su alta velocidad de acceso y capacidad para manejar grandes cantidades de datos?</text:p>
      <text:p text:style-name="P5">a) DDR3.</text:p>
      <text:p text:style-name="P5">b) DDR4.</text:p>
      <text:p text:style-name="P5">c) GDDR5.</text:p>
      <text:p text:style-name="P5">d) SDRAM.</text:p>
      <text:p text:style-name="P5"/>
      <text:p text:style-name="P5">¿Cuál de las siguientes opciones describe mejor la función de una memoria RAM DDR3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Qué significa la sigla GDDR en el contexto de memoria?</text:p>
      <text:p text:style-name="P5">a) Graphics Double Data Rate.</text:p>
      <text:p text:style-name="P5">b) General Dynamic Data Retrieval.</text:p>
      <text:p text:style-name="P5">c) Graphics Direct Data Read.</text:p>
      <text:p text:style-name="P5"><text:soft-page-break/>d) General Double Data Rate.</text:p>
      <text:p text:style-name="P5"/>
      <text:p text:style-name="P5">¿Cuál de los siguientes tipos de memoria se utiliza comúnmente en tarjetas madre y dispositivos de almacenamiento debido a su menor costo y mayor capacidad?</text:p>
      <text:p text:style-name="P5">a) SRAM.</text:p>
      <text:p text:style-name="P5">b) DDR.</text:p>
      <text:p text:style-name="P5">c) SDDR.</text:p>
      <text:p text:style-name="P5">d) DRAM.</text:p>
      <text:p text:style-name="P5"/>
      <text:p text:style-name="P5">¿Cuántos pines tiene un módulo de memoria SODIMM estándar?</text:p>
      <text:p text:style-name="P5">a) 144.</text:p>
      <text:p text:style-name="P5">b) 200.</text:p>
      <text:p text:style-name="P5">c) 260.</text:p>
      <text:p text:style-name="P5">d) 288.</text:p>
      <text:p text:style-name="P5"/>
      <text:p text:style-name="P5">¿Cuál de las siguientes opciones describe mejor la función de una memoria RAM DDR2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Cuál es el propósito principal de la memoria caché en un sistema informático?</text:p>
      <text:p text:style-name="P5">a) Almacenar datos de forma permanente.</text:p>
      <text:p text:style-name="P5">b) Almacenar datos temporalmente para acceder más rápidamente a ellos.</text:p>
      <text:p text:style-name="P5">c) Proporcionar espacio de almacenamiento adicional.</text:p>
      <text:p text:style-name="P5">d) Manejar la gestión de energía del sistema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1:53.061497970</dc:date>
    <meta:editing-duration>PT7H29M24S</meta:editing-duration>
    <meta:editing-cycles>18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32" meta:word-count="964" meta:character-count="5574" meta:non-whitespace-character-count="4740"/>
  </office:meta>
</office:document-meta>
</file>